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</office:automatic-styles>
  <office:body>
    <office:text>
      <office:forms form:automatic-focus="false" form:apply-design-mode="false"/>
      <text:tracked-changes>
        <text:changed-region text:id="ct28483232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4000262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3907318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2848342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3907337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003958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37373232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002379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3737342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002403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40003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38861584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4000324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38861344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цкий В.</text:p>
      <text:p text:style-name="Standard">Группа 5057.2</text:p>
      <text:p text:style-name="Standard"/>
      <text:p text:style-name="Standard">Сервис для подготовки к просмотру телевизионных сериалов на иностранном языке</text:p>
      <text:p text:style-name="Standard"/>
      <text:p text:style-name="Standard">Данный сервис предназначен для людей со средним знанием<office:annotation><dc:creator>user_phmf6</dc:creator><dc:date>2010-09-24T08:52:00</dc:date><text:p text:style-name="P2"><text:span text:style-name="T2">Критерий?</text:span></text:p></office:annotation> английского языка,</text:p>
      <text:p text:style-name="Standard">которые могут смотреть и понимать большую часть просматриваемой серии на </text:p>
      <text:p text:style-name="Standard">иностранном языке, но ещё неизвестные для них 5-10% слов или выражений в </text:p>
      <text:p text:style-name="Standard">серии не дают полностью понять <text:change text:change-id="ct28483232"/><text:change-start text:change-id="ct40002624"/>содержание<text:change-end text:change-id="ct40002624"/>.</text:p>
      <text:p text:style-name="Standard"/>
      <text:p text:style-name="Standard"><text:change-start text:change-id="ct39073184"/>Если зритель <text:change-end text:change-id="ct39073184"/><text:change text:change-id="ct28483424"/><text:change-start text:change-id="ct39073376"/>с<text:change-end text:change-id="ct39073376"/>мотр<text:change text:change-id="ct40039584"/><text:change-start text:change-id="ct37373232"/>ит<text:change-end text:change-id="ct37373232"/> сериал с субтитрами и подсматривание<text:change text:change-id="ct40023792"/><text:change-start text:change-id="ct37373424"/>т<text:change-end text:change-id="ct37373424"/> в словарь при обнаружении </text:p>
      <text:p text:style-name="Standard">неизвестных слов<text:change-start text:change-id="ct40024032"/>, то это <text:change-end text:change-id="ct40024032"/><text:s/>отвлекает <text:change-start text:change-id="ct40003008"/>его <text:change-end text:change-id="ct40003008"/>от <text:change text:change-id="ct38861584"/><text:change-start text:change-id="ct40003248"/>содержания <text:change-end text:change-id="ct40003248"/>серии и не даёт погрузиться в </text:p>
      <text:p text:style-name="Standard">просмотр.</text:p>
      <text:p text:style-name="Standard">Чтение субтитров до просмотра серии приводит к раскрытию сюжета и просмотр</text:p>
      <text:p text:style-name="Standard">эпизода сериала становится уже неинтересным.</text:p>
      <text:p text:style-name="Standard"/>
      <text:p text:style-name="Standard">Оптимальным для зрителя выходом было бы иметь словарь неизвестных для него</text:p>
      <text:p text:style-name="Standard">слов или выражений для серии, которую он собирается посмотреть, перемешанных</text:p>
      <text:p text:style-name="Standard">и приведённых к исходным формам так, чтобы никак не отражать содержимое серии.</text:p>
      <text:p text:style-name="Standard">Тогда он мог бы изучить новые слова непосредственно перед просмотром серии и </text:p>
      <text:p text:style-name="Standard">смотреть эпизод<text:change-start text:change-id="ct38861344"/>,<text:change-end text:change-id="ct38861344"/> зная практически весь используемый в серии набор иностранных</text:p>
      <text:p text:style-name="Standard">слов.</text:p>
      <text:p text:style-name="Standard"/>
      <text:p text:style-name="Standard">Проектируемый сервис предназначен для составления такого словаря неизвестных </text:p>
      <text:p text:style-name="Standard">слов.</text:p>
      <text:p text:style-name="Standard">Базовый вариант использования следующий: </text:p>
      <text:p text:style-name="Standard"><text:s text:c="2"/>1) пользователь загружает субтитры серии, которую хочет посмотреть, </text:p>
      <text:p text:style-name="Standard"><text:s text:c="2"/>на сервис;</text:p>
      <text:p text:style-name="Standard"><text:s text:c="2"/>2) сервис строит словарь используемых слов и <text:span text:style-name="T1">выражений</text:span> в загруженном тексте</text:p>
      <text:p text:style-name="Standard"><text:s text:c="2"/>субтитров;</text:p>
      <text:p text:style-name="Standard"><text:s text:c="2"/>3) сервис выделяет из словаря серии неизвестные для пользователя слова и</text:p>
      <text:p text:style-name="Standard"><text:s text:c="2"/>предоставляет их список с переводом и произношением;</text:p>
      <text:p text:style-name="Standard"><text:s text:c="2"/>4) пользователь отмечает изученные или уже известные слова из полученного </text:p>
      <text:p text:style-name="Standard"><text:s text:c="2"/>списка;</text:p>
      <text:p text:style-name="Standard"><text:s text:c="2"/>5) сервис запоминает слова, которые пользователь отметил как (уже) </text:p>
      <text:p text:style-name="Standard"><text:s text:c="2"/>известные ему, и при следующим запросе не выдаёт их.</text:p>
      <text:p text:style-name="Standard"/>
      <text:p text:style-name="Standard">Возможны (и ожидаемы) вариации способа получения субтитров к серии (например </text:p>
      <text:p text:style-name="Standard">хранить каталог серий и сериалов, для которых сервис уже подготовил словари),</text:p>
      <text:p text:style-name="Standard">вариации способа определения неизвестных слов (например путём определения с </text:p>
      <text:p text:style-name="Standard">помощью теста примерного уровня знаний иностранного языка или известных </text:p>
      <text:p text:style-name="Standard">областей языка пользователя, и выдача слов, которые статистически малоизвестны </text:p>
      <text:p text:style-name="Standard">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</text:p>
      <text:p text:style-name="Standard">исходной форме, предполагается некоторый элемент совместной работы </text:p>
      <text:p text:style-name="Standard">пользователей по составлению такого словаря или редактированию автоматически </text:p>
      <text:p text:style-name="Standard">созданного словаря.</text:p>
      <text:p text:style-name="Standard">Также пользователи могут совместно определять малоизвестные слова и выражения -</text:p>
      <text:p text:style-name="Standard">эта статистика может использоваться при определении новых слов для других </text:p>
      <text:p text:style-name="Standard">пользовател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0-12-18T06:23:37</dc:date>
    <meta:editing-cycles>3</meta:editing-cycles>
    <meta:editing-duration>PT00H13M02S</meta:editing-duration>
    <meta:generator>OpenOffice.org/3.2$Unix OpenOffice.org_project/320m12$Build-9483</meta:generator>
    <meta:document-statistic meta:table-count="0" meta:image-count="0" meta:object-count="0" meta:page-count="1" meta:paragraph-count="49" meta:word-count="340" meta:character-count="2541"/>
    <meta:user-defined meta:name="Info 1"/>
    <meta:user-defined meta:name="Info 2"/>
    <meta:user-defined meta:name="Info 3"/>
    <meta:user-defined meta:name="Info 4"/>
  </office:meta>
</office:document-meta>
</file>